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9.525cm" svg:height="0.962cm" svg:x="1.905cm" svg:y="1.27cm">
          <draw:text-box>
            <text:p>Lehrender</text:p>
          </draw:text-box>
        </draw:frame>
        <draw:frame draw:style-name="gr2" draw:text-style-name="P1" draw:layer="layout" svg:width="3.385cm" svg:height="0.962cm" svg:x="17.78cm" svg:y="1.27cm">
          <draw:text-box>
            <text:p>Lernender</text:p>
          </draw:text-box>
        </draw:frame>
        <draw:line draw:style-name="gr3" draw:text-style-name="P2" draw:layer="layout" svg:x1="1.905cm" svg:y1="2.54cm" svg:x2="26.67cm" svg:y2="2.54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2-09T08:18:08.173520118</meta:creation-date>
    <dc:date>2022-12-09T08:19:53.298850683</dc:date>
    <meta:editing-duration>PT21S</meta:editing-duration>
    <meta:editing-cycles>1</meta:editing-cycles>
    <meta:document-statistic meta:object-count="26"/>
    <meta:generator>LibreOffice/7.3.7.2$Linux_X86_64 LibreOffice_project/30$Build-2</meta:generator>
  </office:meta>
</office:document-meta>
</file>